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137a4ab" officeooo:paragraph-rsid="015dfbd0"/>
    </style:style>
    <style:style style:name="P2" style:family="paragraph" style:parent-style-name="Preformatted_20_Text">
      <style:text-properties officeooo:rsid="0137a4ab" officeooo:paragraph-rsid="01612c5d"/>
    </style:style>
    <style:style style:name="P3" style:family="paragraph" style:parent-style-name="Preformatted_20_Text">
      <style:text-properties fo:font-size="10pt" fo:font-weight="normal" officeooo:rsid="015231bc" officeooo:paragraph-rsid="01612c5d" style:font-size-asian="8.75pt" style:font-weight-asian="normal" style:font-size-complex="10pt" style:font-weight-complex="normal"/>
    </style:style>
    <style:style style:name="P4" style:family="paragraph" style:parent-style-name="Preformatted_20_Text">
      <style:text-properties fo:font-size="10pt" fo:font-weight="normal" officeooo:rsid="014116b1" officeooo:paragraph-rsid="015dfbd0" style:font-size-asian="8.75pt" style:font-weight-asian="normal" style:font-size-complex="10pt" style:font-weight-complex="normal"/>
    </style:style>
    <style:style style:name="P5" style:family="paragraph" style:parent-style-name="Preformatted_20_Text">
      <style:text-properties fo:font-size="10pt" fo:font-weight="normal" officeooo:rsid="0141f52f" officeooo:paragraph-rsid="015dfbd0" style:font-size-asian="8.75pt" style:font-weight-asian="normal" style:font-size-complex="10pt" style:font-weight-complex="normal"/>
    </style:style>
    <style:style style:name="P6" style:family="paragraph" style:parent-style-name="Preformatted_20_Text">
      <style:text-properties fo:font-size="10pt" fo:font-weight="normal" officeooo:rsid="014e707f" officeooo:paragraph-rsid="01612c5d" style:font-size-asian="8.75pt" style:font-weight-asian="normal" style:font-size-complex="10pt" style:font-weight-complex="normal"/>
    </style:style>
    <style:style style:name="P7" style:family="paragraph" style:parent-style-name="Preformatted_20_Text">
      <style:text-properties fo:font-size="10pt" fo:font-weight="normal" officeooo:rsid="0154adfe" officeooo:paragraph-rsid="01612c5d" style:font-size-asian="8.75pt" style:font-weight-asian="normal" style:font-size-complex="10pt" style:font-weight-complex="normal"/>
    </style:style>
    <style:style style:name="P8" style:family="paragraph" style:parent-style-name="Preformatted_20_Text">
      <style:text-properties officeooo:rsid="013c4ccc" officeooo:paragraph-rsid="015dfbd0"/>
    </style:style>
    <style:style style:name="P9" style:family="paragraph" style:parent-style-name="Preformatted_20_Text">
      <style:text-properties fo:font-size="15pt" fo:font-weight="bold" officeooo:rsid="0137a4ab" officeooo:paragraph-rsid="015dfbd0" style:font-size-asian="15pt" style:font-weight-asian="bold" style:font-size-complex="15pt" style:font-weight-complex="bold"/>
    </style:style>
    <style:style style:name="P10" style:family="paragraph" style:parent-style-name="Preformatted_20_Text">
      <style:text-properties fo:font-size="15pt" fo:font-weight="bold" officeooo:rsid="013c4ccc" officeooo:paragraph-rsid="015dfbd0" style:font-size-asian="15pt" style:font-weight-asian="bold" style:font-size-complex="15pt" style:font-weight-complex="bold"/>
    </style:style>
    <style:style style:name="P11" style:family="paragraph" style:parent-style-name="Preformatted_20_Text">
      <style:text-properties officeooo:rsid="0154adfe" officeooo:paragraph-rsid="015dfbd0"/>
    </style:style>
    <style:style style:name="P12" style:family="paragraph" style:parent-style-name="Preformatted_20_Text">
      <style:text-properties officeooo:paragraph-rsid="015dfbd0"/>
    </style:style>
    <style:style style:name="P13" style:family="paragraph" style:parent-style-name="Preformatted_20_Text">
      <style:text-properties fo:font-size="10pt" fo:font-weight="normal" officeooo:rsid="0141f52f" officeooo:paragraph-rsid="01666d81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officeooo:paragraph-rsid="015dfbd0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13d9301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164271f" style:font-size-asian="15pt" style:font-weight-asian="bold" style:font-size-complex="15pt" style:font-weight-complex="bold"/>
    </style:style>
    <style:style style:name="T4" style:family="text">
      <style:text-properties officeooo:rsid="013d9301"/>
    </style:style>
    <style:style style:name="T5" style:family="text">
      <style:text-properties fo:font-size="10pt" fo:font-weight="normal" style:font-size-asian="8.75pt" style:font-weight-asian="normal" style:font-size-complex="10pt" style:font-weight-complex="normal"/>
    </style:style>
    <style:style style:name="T6" style:family="text">
      <style:text-properties fo:font-size="10pt" fo:font-weight="normal" officeooo:rsid="015231bc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15608e1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14287af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1657cbf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14116b1" style:font-size-asian="8.75pt" style:font-weight-asian="normal" style:font-size-complex="10pt" style:font-weight-complex="normal"/>
    </style:style>
    <style:style style:name="T11" style:family="text">
      <style:text-properties fo:font-size="10pt" fo:font-weight="normal" officeooo:rsid="01682a85" style:font-size-asian="8.75pt" style:font-weight-asian="normal" style:font-size-complex="10pt" style:font-weight-complex="normal"/>
    </style:style>
    <style:style style:name="T12" style:family="text">
      <style:text-properties officeooo:rsid="015231bc"/>
    </style:style>
    <style:style style:name="T13" style:family="text">
      <style:text-properties officeooo:rsid="015608e1"/>
    </style:style>
    <style:style style:name="T14" style:family="text">
      <style:text-properties officeooo:rsid="014116b1"/>
    </style:style>
    <style:style style:name="T15" style:family="text">
      <style:text-properties officeooo:rsid="014287af"/>
    </style:style>
    <style:style style:name="T16" style:family="text">
      <style:text-properties officeooo:rsid="015fbf67"/>
    </style:style>
    <style:style style:name="T17" style:family="text">
      <style:text-properties officeooo:rsid="01657cbf"/>
    </style:style>
    <style:style style:name="T18" style:family="text">
      <style:text-properties officeooo:rsid="01666d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// <text:span text:style-name="T14">Installation</text:span></text:p>
      <text:p text:style-name="P12"><text:span text:style-name="T10">// </text:span><text:span text:style-name="T8">For turtlebot3</text:span></text:p>
      <text:p text:style-name="P12"><text:span text:style-name="T8">// </text:span><text:span text:style-name="T11">Create a folder ‘gazebo_workspace’ with a folder ‘src’ in it</text:span></text:p>
      <text:p text:style-name="P4">$ cd <text:span text:style-name="T17">gazebo_workspace/</text:span>src</text:p>
      <text:p text:style-name="P4">$ git clone https://github.com/ROBOTIS-GIT/turtlebot3_simulations.git</text:p>
      <text:p text:style-name="P4">$ git clone https://github.com/ROBOTIS-GIT/turtlebot3_msgs.git</text:p>
      <text:p text:style-name="P4">$ git clone https://github.com/ROBOTIS-GIT/turtlebot3.git</text:p>
      <text:p text:style-name="P5">$ cd ..</text:p>
      <text:p text:style-name="P5">$ catkin_make</text:p>
      <text:p text:style-name="P13">// Inside <text:span text:style-name="T18">gazebo_workspace</text:span>/src you should see 3 folders, <text:span text:style-name="T14">turtlebot3, </text:span></text:p>
      <text:p text:style-name="P13"><text:span text:style-name="T14">// turtlebot3_</text:span>msgs, and <text:span text:style-name="T14">turtlebot3_</text:span>simulations</text:p>
      <text:p text:style-name="P5"/>
      <text:p text:style-name="P5">// <text:span text:style-name="T15">For Gazebo</text:span></text:p>
      <text:p text:style-name="P12"><text:span text:style-name="T8">$ </text:span><text:span text:style-name="Source_20_Text">sudo apt-get install ros-kinetic-gazebo-ros-pkgs ros-kinetic-gazebo-ros-control</text:span></text:p>
      <text:p text:style-name="P5"/>
      <text:p text:style-name="P9">// First terminal</text:p>
      <text:p text:style-name="P1">$ roscore</text:p>
      <text:p text:style-name="P8"/>
      <text:p text:style-name="P10">// <text:span text:style-name="T4">Second terminal</text:span></text:p>
      <text:p text:style-name="P11">$ export TURTLEBOT3_MODEL=<text:span text:style-name="Source_20_Text"><text:span text:style-name="T6">%{TB3_MODEL}</text:span></text:span></text:p>
      <text:p text:style-name="P11"><text:span text:style-name="Source_20_Text"><text:span text:style-name="T6">// </text:span></text:span><text:span text:style-name="Source_20_Text"><text:span text:style-name="T5">Replace %</text:span></text:span><text:span text:style-name="Source_20_Text"><text:span text:style-name="T6">{TB3_MODEL} </text:span></text:span><text:span text:style-name="Source_20_Text"><text:span text:style-name="T5">with either burger, waffle, or waffle_pi</text:span></text:span></text:p>
      <text:p text:style-name="P11"><text:span text:style-name="Source_20_Text"><text:span text:style-name="T5">$ </text:span></text:span><text:span text:style-name="Source_20_Text"><text:span text:style-name="T7">roslaunch turtlebot3_gazebo turtlebot3_empty_world.launch</text:span></text:span></text:p>
      <text:p text:style-name="P1">// <text:span text:style-name="T13">You should see a turtlebot on the ground plane in gazebo</text:span></text:p>
      <text:p text:style-name="P3"/>
      <text:p text:style-name="P2"><text:span text:style-name="T1">// </text:span><text:span text:style-name="T3">Third</text:span><text:span text:style-name="T2"> terminal</text:span></text:p>
      <text:p text:style-name="P6">$ <text:span text:style-name="Source_20_Text"><text:span text:style-name="T12">export TURTLEBOT3_MODEL=%{TB3_MODEL}</text:span></text:span></text:p>
      <text:p text:style-name="P7"><text:span text:style-name="Source_20_Text"><text:span text:style-name="T12">// Replace %{TB3_MODEL} with either burger, waffle, or waffle_pi</text:span></text:span></text:p>
      <text:p text:style-name="P3">$ roslaunch turtlebot3_teleop turtlebot3_teleop_key.launch</text:p>
      <text:p text:style-name="P3">// <text:span text:style-name="T13">You should now be able to control your turtlebot using keyboar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7:20:15.674384479</meta:creation-date>
    <dc:date>2020-07-08T13:46:22.072389253</dc:date>
    <meta:editing-duration>PT11H20M31S</meta:editing-duration>
    <meta:editing-cycles>296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125" meta:character-count="1044" meta:non-whitespace-character-count="943"/>
  </office:meta>
</office:document-meta>
</file>